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2H07M33.516051S" calcext:value-type="time">
            <text:p>1132:0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4H47M25.878S" calcext:value-type="time">
            <text:p>04:47</text:p>
          </table:table-cell>
          <table:table-cell table:style-name="ce3"/>
          <table:table-cell office:value-type="string" calcext:value-type="string">
            <text:p>Function parameter cleanup pass, frogs (WIP) &amp; hop-based movement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4H47M25.878S" calcext:value-type="time">
            <text:p>04:4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8:06:09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2T14:38:22.873000000</dc:date>
    <meta:editing-duration>P49DT22H46M8S</meta:editing-duration>
    <meta:editing-cycles>1316</meta:editing-cycles>
    <meta:generator>LibreOffice/7.2.6.2$Windows_X86_64 LibreOffice_project/b0ec3a565991f7569a5a7f5d24fed7f52653d754</meta:generator>
    <meta:document-statistic meta:table-count="2" meta:cell-count="1664" meta:object-count="0"/>
  </office:meta>
</office:document-meta>
</file>